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equencaMapping" table:style-name="ta1">
        <table:shapes>
          <draw:frame draw:z-index="0" draw:style-name="gr1" draw:text-style-name="P1" svg:width="159.97mm" svg:height="90.05mm" svg:x="155.29mm" svg:y="17mm">
            <draw:object draw:notify-on-update-of-ranges="FrequencaMapping.A2:FrequencaMapping.A87 FrequencaMapping.B2:FrequencaMapping.B8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.02mm" svg:height="90.06mm" svg:x="149.86mm" svg:y="112.14mm">
            <draw:object draw:notify-on-update-of-ranges="FrequencaMapping.A1:FrequencaMapping.A1 FrequencaMapping.D2:FrequencaMapping.D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118310" calcext:value-type="float">
            <text:p>38118310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136698" calcext:value-type="float">
            <text:p>38136698</text:p>
          </table:table-cell>
          <table:table-cell office:value-type="string" calcext:value-type="string">
            <text:p>Hz</text:p>
          </table:table-cell>
          <table:table-cell table:formula="of:=[.B3]-[.B2]" office:value-type="float" office:value="18388" calcext:value-type="float">
            <text:p>1838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240854" calcext:value-type="float">
            <text:p>38240854</text:p>
          </table:table-cell>
          <table:table-cell office:value-type="string" calcext:value-type="string">
            <text:p>Hz</text:p>
          </table:table-cell>
          <table:table-cell table:formula="of:=[.B4]-[.B3]" office:value-type="float" office:value="104156" calcext:value-type="float">
            <text:p>10415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8228836" calcext:value-type="float">
            <text:p>38228836</text:p>
          </table:table-cell>
          <table:table-cell office:value-type="string" calcext:value-type="string">
            <text:p>Hz</text:p>
          </table:table-cell>
          <table:table-cell table:formula="of:=[.B5]-[.B4]" office:value-type="float" office:value="-12018" calcext:value-type="float">
            <text:p>-12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7767360" calcext:value-type="float">
            <text:p>37767360</text:p>
          </table:table-cell>
          <table:table-cell office:value-type="string" calcext:value-type="string">
            <text:p>Hz</text:p>
          </table:table-cell>
          <table:table-cell table:formula="of:=[.B6]-[.B5]" office:value-type="float" office:value="-461476" calcext:value-type="float">
            <text:p>-4614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5733098" calcext:value-type="float">
            <text:p>35733098</text:p>
          </table:table-cell>
          <table:table-cell office:value-type="string" calcext:value-type="string">
            <text:p>Hz</text:p>
          </table:table-cell>
          <table:table-cell table:formula="of:=[.B7]-[.B6]" office:value-type="float" office:value="-2034262" calcext:value-type="float">
            <text:p>-203426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5701050" calcext:value-type="float">
            <text:p>35701050</text:p>
          </table:table-cell>
          <table:table-cell office:value-type="string" calcext:value-type="string">
            <text:p>Hz</text:p>
          </table:table-cell>
          <table:table-cell table:formula="of:=[.B8]-[.B7]" office:value-type="float" office:value="-32048" calcext:value-type="float">
            <text:p>-3204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4486600" calcext:value-type="float">
            <text:p>34486600</text:p>
          </table:table-cell>
          <table:table-cell office:value-type="string" calcext:value-type="string">
            <text:p>Hz</text:p>
          </table:table-cell>
          <table:table-cell table:formula="of:=[.B9]-[.B8]" office:value-type="float" office:value="-1214450" calcext:value-type="float">
            <text:p>-121445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3232190" calcext:value-type="float">
            <text:p>33232190</text:p>
          </table:table-cell>
          <table:table-cell office:value-type="string" calcext:value-type="string">
            <text:p>Hz</text:p>
          </table:table-cell>
          <table:table-cell table:formula="of:=[.B10]-[.B9]" office:value-type="float" office:value="-1254410" calcext:value-type="float">
            <text:p>-125441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2066825" calcext:value-type="float">
            <text:p>32066825</text:p>
          </table:table-cell>
          <table:table-cell office:value-type="string" calcext:value-type="string">
            <text:p>Hz</text:p>
          </table:table-cell>
          <table:table-cell table:formula="of:=[.B11]-[.B10]" office:value-type="float" office:value="-1165365" calcext:value-type="float">
            <text:p>-116536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848925" calcext:value-type="float">
            <text:p>30848925</text:p>
          </table:table-cell>
          <table:table-cell office:value-type="string" calcext:value-type="string">
            <text:p>Hz</text:p>
          </table:table-cell>
          <table:table-cell table:formula="of:=[.B12]-[.B11]" office:value-type="float" office:value="-1217900" calcext:value-type="float">
            <text:p>-12179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9903450" calcext:value-type="float">
            <text:p>29903450</text:p>
          </table:table-cell>
          <table:table-cell office:value-type="string" calcext:value-type="string">
            <text:p>Hz</text:p>
          </table:table-cell>
          <table:table-cell table:formula="of:=[.B13]-[.B12]" office:value-type="float" office:value="-945475" calcext:value-type="float">
            <text:p>-94547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8909900" calcext:value-type="float">
            <text:p>28909900</text:p>
          </table:table-cell>
          <table:table-cell office:value-type="string" calcext:value-type="string">
            <text:p>Hz</text:p>
          </table:table-cell>
          <table:table-cell table:formula="of:=[.B14]-[.B13]" office:value-type="float" office:value="-993550" calcext:value-type="float">
            <text:p>-99355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7980450" calcext:value-type="float">
            <text:p>27980450</text:p>
          </table:table-cell>
          <table:table-cell office:value-type="string" calcext:value-type="string">
            <text:p>Hz</text:p>
          </table:table-cell>
          <table:table-cell table:formula="of:=[.B15]-[.B14]" office:value-type="float" office:value="-929450" calcext:value-type="float">
            <text:p>-92945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7018950" calcext:value-type="float">
            <text:p>27018950</text:p>
          </table:table-cell>
          <table:table-cell office:value-type="string" calcext:value-type="string">
            <text:p>Hz</text:p>
          </table:table-cell>
          <table:table-cell table:formula="of:=[.B16]-[.B15]" office:value-type="float" office:value="-961500" calcext:value-type="float">
            <text:p>-9615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6121550" calcext:value-type="float">
            <text:p>26121550</text:p>
          </table:table-cell>
          <table:table-cell office:value-type="string" calcext:value-type="string">
            <text:p>Hz</text:p>
          </table:table-cell>
          <table:table-cell table:formula="of:=[.B17]-[.B16]" office:value-type="float" office:value="-897400" calcext:value-type="float">
            <text:p>-8974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5253660" calcext:value-type="float">
            <text:p>25253660</text:p>
          </table:table-cell>
          <table:table-cell office:value-type="string" calcext:value-type="string">
            <text:p>Hz</text:p>
          </table:table-cell>
          <table:table-cell table:formula="of:=[.B18]-[.B17]" office:value-type="float" office:value="-867890" calcext:value-type="float">
            <text:p>-86789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4406875" calcext:value-type="float">
            <text:p>24406875</text:p>
          </table:table-cell>
          <table:table-cell office:value-type="string" calcext:value-type="string">
            <text:p>Hz</text:p>
          </table:table-cell>
          <table:table-cell table:formula="of:=[.B19]-[.B18]" office:value-type="float" office:value="-846785" calcext:value-type="float">
            <text:p>-84678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3589600" calcext:value-type="float">
            <text:p>23589600</text:p>
          </table:table-cell>
          <table:table-cell office:value-type="string" calcext:value-type="string">
            <text:p>Hz</text:p>
          </table:table-cell>
          <table:table-cell table:formula="of:=[.B20]-[.B19]" office:value-type="float" office:value="-817275" calcext:value-type="float">
            <text:p>-81727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2788350" calcext:value-type="float">
            <text:p>22788350</text:p>
          </table:table-cell>
          <table:table-cell office:value-type="string" calcext:value-type="string">
            <text:p>Hz</text:p>
          </table:table-cell>
          <table:table-cell table:formula="of:=[.B21]-[.B20]" office:value-type="float" office:value="-801250" calcext:value-type="float">
            <text:p>-8012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978230" calcext:value-type="float">
            <text:p>21978230</text:p>
          </table:table-cell>
          <table:table-cell office:value-type="string" calcext:value-type="string">
            <text:p>Hz</text:p>
          </table:table-cell>
          <table:table-cell table:formula="of:=[.B22]-[.B21]" office:value-type="float" office:value="-810120" calcext:value-type="float">
            <text:p>-81012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1217900" calcext:value-type="float">
            <text:p>21217900</text:p>
          </table:table-cell>
          <table:table-cell office:value-type="string" calcext:value-type="string">
            <text:p>Hz</text:p>
          </table:table-cell>
          <table:table-cell table:formula="of:=[.B23]-[.B22]" office:value-type="float" office:value="-760330" calcext:value-type="float">
            <text:p>-76033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544850" calcext:value-type="float">
            <text:p>20544850</text:p>
          </table:table-cell>
          <table:table-cell office:value-type="string" calcext:value-type="string">
            <text:p>Hz</text:p>
          </table:table-cell>
          <table:table-cell table:formula="of:=[.B24]-[.B23]" office:value-type="float" office:value="-673050" calcext:value-type="float">
            <text:p>-67305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9879618" calcext:value-type="float">
            <text:p>19879618</text:p>
          </table:table-cell>
          <table:table-cell office:value-type="string" calcext:value-type="string">
            <text:p>Hz</text:p>
          </table:table-cell>
          <table:table-cell table:formula="of:=[.B25]-[.B24]" office:value-type="float" office:value="-665232" calcext:value-type="float">
            <text:p>-66523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9264170" calcext:value-type="float">
            <text:p>19264170</text:p>
          </table:table-cell>
          <table:table-cell office:value-type="string" calcext:value-type="string">
            <text:p>Hz</text:p>
          </table:table-cell>
          <table:table-cell table:formula="of:=[.B26]-[.B25]" office:value-type="float" office:value="-615448" calcext:value-type="float">
            <text:p>-61544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8689737" calcext:value-type="float">
            <text:p>18689737</text:p>
          </table:table-cell>
          <table:table-cell office:value-type="string" calcext:value-type="string">
            <text:p>Hz</text:p>
          </table:table-cell>
          <table:table-cell table:formula="of:=[.B27]-[.B26]" office:value-type="float" office:value="-574433" calcext:value-type="float">
            <text:p>-57443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8100806" calcext:value-type="float">
            <text:p>18100806</text:p>
          </table:table-cell>
          <table:table-cell office:value-type="string" calcext:value-type="string">
            <text:p>Hz</text:p>
          </table:table-cell>
          <table:table-cell table:formula="of:=[.B28]-[.B27]" office:value-type="float" office:value="-588931" calcext:value-type="float">
            <text:p>-58893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7547932" calcext:value-type="float">
            <text:p>17547932</text:p>
          </table:table-cell>
          <table:table-cell office:value-type="string" calcext:value-type="string">
            <text:p>Hz</text:p>
          </table:table-cell>
          <table:table-cell table:formula="of:=[.B29]-[.B28]" office:value-type="float" office:value="-552874" calcext:value-type="float">
            <text:p>-55287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7026524" calcext:value-type="float">
            <text:p>17026524</text:p>
          </table:table-cell>
          <table:table-cell office:value-type="string" calcext:value-type="string">
            <text:p>Hz</text:p>
          </table:table-cell>
          <table:table-cell table:formula="of:=[.B30]-[.B29]" office:value-type="float" office:value="-521408" calcext:value-type="float">
            <text:p>-52140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6105652" calcext:value-type="float">
            <text:p>16105652</text:p>
          </table:table-cell>
          <table:table-cell office:value-type="string" calcext:value-type="string">
            <text:p>Hz</text:p>
          </table:table-cell>
          <table:table-cell table:formula="of:=[.B31]-[.B30]" office:value-type="float" office:value="-920872" calcext:value-type="float">
            <text:p>-92087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6093633" calcext:value-type="float">
            <text:p>16093633</text:p>
          </table:table-cell>
          <table:table-cell office:value-type="string" calcext:value-type="string">
            <text:p>Hz</text:p>
          </table:table-cell>
          <table:table-cell table:formula="of:=[.B32]-[.B31]" office:value-type="float" office:value="-12019" calcext:value-type="float">
            <text:p>-1201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5672968" calcext:value-type="float">
            <text:p>15672968</text:p>
          </table:table-cell>
          <table:table-cell office:value-type="string" calcext:value-type="string">
            <text:p>Hz</text:p>
          </table:table-cell>
          <table:table-cell table:formula="of:=[.B33]-[.B32]" office:value-type="float" office:value="-420665" calcext:value-type="float">
            <text:p>-42066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5239848" calcext:value-type="float">
            <text:p>15239848</text:p>
          </table:table-cell>
          <table:table-cell office:value-type="string" calcext:value-type="string">
            <text:p>Hz</text:p>
          </table:table-cell>
          <table:table-cell table:formula="of:=[.B34]-[.B33]" office:value-type="float" office:value="-433120" calcext:value-type="float">
            <text:p>-43312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4837820" calcext:value-type="float">
            <text:p>14837820</text:p>
          </table:table-cell>
          <table:table-cell office:value-type="string" calcext:value-type="string">
            <text:p>Hz</text:p>
          </table:table-cell>
          <table:table-cell table:formula="of:=[.B35]-[.B34]" office:value-type="float" office:value="-402028" calcext:value-type="float">
            <text:p>-402028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4449500" calcext:value-type="float">
            <text:p>14449500</text:p>
          </table:table-cell>
          <table:table-cell office:value-type="string" calcext:value-type="string">
            <text:p>Hz</text:p>
          </table:table-cell>
          <table:table-cell table:formula="of:=[.B36]-[.B35]" office:value-type="float" office:value="-388320" calcext:value-type="float">
            <text:p>-38832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4077360" calcext:value-type="float">
            <text:p>14077360</text:p>
          </table:table-cell>
          <table:table-cell office:value-type="string" calcext:value-type="string">
            <text:p>Hz</text:p>
          </table:table-cell>
          <table:table-cell table:formula="of:=[.B37]-[.B36]" office:value-type="float" office:value="-372140" calcext:value-type="float">
            <text:p>-372140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3397088" calcext:value-type="float">
            <text:p>13397088</text:p>
          </table:table-cell>
          <table:table-cell office:value-type="string" calcext:value-type="string">
            <text:p>Hz</text:p>
          </table:table-cell>
          <table:table-cell table:formula="of:=[.B38]-[.B37]" office:value-type="float" office:value="-680272" calcext:value-type="float">
            <text:p>-680272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3422070" calcext:value-type="float">
            <text:p>13422070</text:p>
          </table:table-cell>
          <table:table-cell office:value-type="string" calcext:value-type="string">
            <text:p>Hz</text:p>
          </table:table-cell>
          <table:table-cell table:formula="of:=[.B39]-[.B38]" office:value-type="float" office:value="24982" calcext:value-type="float">
            <text:p>24982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3114650" calcext:value-type="float">
            <text:p>13114650</text:p>
          </table:table-cell>
          <table:table-cell office:value-type="string" calcext:value-type="string">
            <text:p>Hz</text:p>
          </table:table-cell>
          <table:table-cell table:formula="of:=[.B40]-[.B39]" office:value-type="float" office:value="-307420" calcext:value-type="float">
            <text:p>-307420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2823410" calcext:value-type="float">
            <text:p>12823410</text:p>
          </table:table-cell>
          <table:table-cell office:value-type="string" calcext:value-type="string">
            <text:p>Hz</text:p>
          </table:table-cell>
          <table:table-cell table:formula="of:=[.B41]-[.B40]" office:value-type="float" office:value="-291240" calcext:value-type="float">
            <text:p>-29124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531792" calcext:value-type="float">
            <text:p>12531792</text:p>
          </table:table-cell>
          <table:table-cell office:value-type="string" calcext:value-type="string">
            <text:p>Hz</text:p>
          </table:table-cell>
          <table:table-cell table:formula="of:=[.B42]-[.B41]" office:value-type="float" office:value="-291618" calcext:value-type="float">
            <text:p>-291618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2257110" calcext:value-type="float">
            <text:p>12257110</text:p>
          </table:table-cell>
          <table:table-cell office:value-type="string" calcext:value-type="string">
            <text:p>Hz</text:p>
          </table:table-cell>
          <table:table-cell table:formula="of:=[.B43]-[.B42]" office:value-type="float" office:value="-274682" calcext:value-type="float">
            <text:p>-274682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2014410" calcext:value-type="float">
            <text:p>12014410</text:p>
          </table:table-cell>
          <table:table-cell office:value-type="string" calcext:value-type="string">
            <text:p>Hz</text:p>
          </table:table-cell>
          <table:table-cell table:formula="of:=[.B44]-[.B43]" office:value-type="float" office:value="-242700" calcext:value-type="float">
            <text:p>-242700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1795980" calcext:value-type="float">
            <text:p>11795980</text:p>
          </table:table-cell>
          <table:table-cell office:value-type="string" calcext:value-type="string">
            <text:p>Hz</text:p>
          </table:table-cell>
          <table:table-cell table:formula="of:=[.B45]-[.B44]" office:value-type="float" office:value="-218430" calcext:value-type="float">
            <text:p>-218430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1562340" calcext:value-type="float">
            <text:p>11562340</text:p>
          </table:table-cell>
          <table:table-cell office:value-type="string" calcext:value-type="string">
            <text:p>Hz</text:p>
          </table:table-cell>
          <table:table-cell table:formula="of:=[.B46]-[.B45]" office:value-type="float" office:value="-233640" calcext:value-type="float">
            <text:p>-233640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1338895" calcext:value-type="float">
            <text:p>11338895</text:p>
          </table:table-cell>
          <table:table-cell office:value-type="string" calcext:value-type="string">
            <text:p>Hz</text:p>
          </table:table-cell>
          <table:table-cell table:formula="of:=[.B47]-[.B46]" office:value-type="float" office:value="-223445" calcext:value-type="float">
            <text:p>-223445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1112375" calcext:value-type="float">
            <text:p>11112375</text:p>
          </table:table-cell>
          <table:table-cell office:value-type="string" calcext:value-type="string">
            <text:p>Hz</text:p>
          </table:table-cell>
          <table:table-cell table:formula="of:=[.B48]-[.B47]" office:value-type="float" office:value="-226520" calcext:value-type="float">
            <text:p>-226520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0893945" calcext:value-type="float">
            <text:p>10893945</text:p>
          </table:table-cell>
          <table:table-cell office:value-type="string" calcext:value-type="string">
            <text:p>Hz</text:p>
          </table:table-cell>
          <table:table-cell table:formula="of:=[.B49]-[.B48]" office:value-type="float" office:value="-218430" calcext:value-type="float">
            <text:p>-21843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0689032" calcext:value-type="float">
            <text:p>10689032</text:p>
          </table:table-cell>
          <table:table-cell office:value-type="string" calcext:value-type="string">
            <text:p>Hz</text:p>
          </table:table-cell>
          <table:table-cell table:formula="of:=[.B50]-[.B49]" office:value-type="float" office:value="-204913" calcext:value-type="float">
            <text:p>-204913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0488408" calcext:value-type="float">
            <text:p>10488408</text:p>
          </table:table-cell>
          <table:table-cell office:value-type="string" calcext:value-type="string">
            <text:p>Hz</text:p>
          </table:table-cell>
          <table:table-cell table:formula="of:=[.B51]-[.B50]" office:value-type="float" office:value="-200624" calcext:value-type="float">
            <text:p>-20062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287776" calcext:value-type="float">
            <text:p>10287776</text:p>
          </table:table-cell>
          <table:table-cell office:value-type="string" calcext:value-type="string">
            <text:p>Hz</text:p>
          </table:table-cell>
          <table:table-cell table:formula="of:=[.B52]-[.B51]" office:value-type="float" office:value="-200632" calcext:value-type="float">
            <text:p>-200632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0100088" calcext:value-type="float">
            <text:p>10100088</text:p>
          </table:table-cell>
          <table:table-cell office:value-type="string" calcext:value-type="string">
            <text:p>Hz</text:p>
          </table:table-cell>
          <table:table-cell table:formula="of:=[.B53]-[.B52]" office:value-type="float" office:value="-187688" calcext:value-type="float">
            <text:p>-187688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9922720" calcext:value-type="float">
            <text:p>9922720</text:p>
          </table:table-cell>
          <table:table-cell office:value-type="string" calcext:value-type="string">
            <text:p>Hz</text:p>
          </table:table-cell>
          <table:table-cell table:formula="of:=[.B54]-[.B53]" office:value-type="float" office:value="-177368" calcext:value-type="float">
            <text:p>-177368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9757072" calcext:value-type="float">
            <text:p>9757072</text:p>
          </table:table-cell>
          <table:table-cell office:value-type="string" calcext:value-type="string">
            <text:p>Hz</text:p>
          </table:table-cell>
          <table:table-cell table:formula="of:=[.B55]-[.B54]" office:value-type="float" office:value="-165648" calcext:value-type="float">
            <text:p>-165648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9595272" calcext:value-type="float">
            <text:p>9595272</text:p>
          </table:table-cell>
          <table:table-cell office:value-type="string" calcext:value-type="string">
            <text:p>Hz</text:p>
          </table:table-cell>
          <table:table-cell table:formula="of:=[.B56]-[.B55]" office:value-type="float" office:value="-161800" calcext:value-type="float">
            <text:p>-161800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9433472" calcext:value-type="float">
            <text:p>9433472</text:p>
          </table:table-cell>
          <table:table-cell office:value-type="string" calcext:value-type="string">
            <text:p>Hz</text:p>
          </table:table-cell>
          <table:table-cell table:formula="of:=[.B57]-[.B56]" office:value-type="float" office:value="-161800" calcext:value-type="float">
            <text:p>-161800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9268900" calcext:value-type="float">
            <text:p>9268900</text:p>
          </table:table-cell>
          <table:table-cell office:value-type="string" calcext:value-type="string">
            <text:p>Hz</text:p>
          </table:table-cell>
          <table:table-cell table:formula="of:=[.B58]-[.B57]" office:value-type="float" office:value="-164572" calcext:value-type="float">
            <text:p>-164572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/>
          <table:table-cell office:value-type="string" calcext:value-type="string">
            <text:p>Hz</text:p>
          </table:table-cell>
          <table:table-cell table:formula="of:=[.B59]-[.B58]" office:value-type="float" office:value="-9268900" calcext:value-type="float">
            <text:p>-9268900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/>
          <table:table-cell office:value-type="string" calcext:value-type="string">
            <text:p>Hz</text:p>
          </table:table-cell>
          <table:table-cell table:formula="of:=[.B60]-[.B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/>
          <table:table-cell office:value-type="string" calcext:value-type="string">
            <text:p>Hz</text:p>
          </table:table-cell>
          <table:table-cell table:formula="of:=[.B61]-[.B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8730192" calcext:value-type="float">
            <text:p>8730192</text:p>
          </table:table-cell>
          <table:table-cell office:value-type="string" calcext:value-type="string">
            <text:p>Hz</text:p>
          </table:table-cell>
          <table:table-cell table:formula="of:=[.B62]-[.B61]" office:value-type="float" office:value="8730192" calcext:value-type="float">
            <text:p>8730192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/>
          <table:table-cell office:value-type="string" calcext:value-type="string">
            <text:p>Hz</text:p>
          </table:table-cell>
          <table:table-cell table:formula="of:=[.B63]-[.B62]" office:value-type="float" office:value="-8730192" calcext:value-type="float">
            <text:p>-8730192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/>
          <table:table-cell office:value-type="string" calcext:value-type="string">
            <text:p>Hz</text:p>
          </table:table-cell>
          <table:table-cell table:formula="of:=[.B64]-[.B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/>
          <table:table-cell office:value-type="string" calcext:value-type="string">
            <text:p>Hz</text:p>
          </table:table-cell>
          <table:table-cell table:formula="of:=[.B65]-[.B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8211000" calcext:value-type="float">
            <text:p>8211000</text:p>
          </table:table-cell>
          <table:table-cell office:value-type="string" calcext:value-type="string">
            <text:p>Hz</text:p>
          </table:table-cell>
          <table:table-cell table:formula="of:=[.B66]-[.B65]" office:value-type="float" office:value="8211000" calcext:value-type="float">
            <text:p>8211000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/>
          <table:table-cell office:value-type="string" calcext:value-type="string">
            <text:p>Hz</text:p>
          </table:table-cell>
          <table:table-cell table:formula="of:=[.B67]-[.B66]" office:value-type="float" office:value="-8211000" calcext:value-type="float">
            <text:p>-8211000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/>
          <table:table-cell office:value-type="string" calcext:value-type="string">
            <text:p>Hz</text:p>
          </table:table-cell>
          <table:table-cell table:formula="of:=[.B68]-[.B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/>
          <table:table-cell office:value-type="string" calcext:value-type="string">
            <text:p>Hz</text:p>
          </table:table-cell>
          <table:table-cell table:formula="of:=[.B69]-[.B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7814395" calcext:value-type="float">
            <text:p>7814395</text:p>
          </table:table-cell>
          <table:table-cell office:value-type="string" calcext:value-type="string">
            <text:p>Hz</text:p>
          </table:table-cell>
          <table:table-cell table:formula="of:=[.B70]-[.B69]" office:value-type="float" office:value="7814395" calcext:value-type="float">
            <text:p>7814395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/>
          <table:table-cell office:value-type="string" calcext:value-type="string">
            <text:p>Hz</text:p>
          </table:table-cell>
          <table:table-cell table:formula="of:=[.B71]-[.B70]" office:value-type="float" office:value="-7814395" calcext:value-type="float">
            <text:p>-781439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/>
          <table:table-cell office:value-type="string" calcext:value-type="string">
            <text:p>Hz</text:p>
          </table:table-cell>
          <table:table-cell table:formula="of:=[.B72]-[.B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/>
          <table:table-cell office:value-type="string" calcext:value-type="string">
            <text:p>Hz</text:p>
          </table:table-cell>
          <table:table-cell table:formula="of:=[.B73]-[.B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7368108" calcext:value-type="float">
            <text:p>7368108</text:p>
          </table:table-cell>
          <table:table-cell office:value-type="string" calcext:value-type="string">
            <text:p>Hz</text:p>
          </table:table-cell>
          <table:table-cell table:formula="of:=[.B74]-[.B73]" office:value-type="float" office:value="7368108" calcext:value-type="float">
            <text:p>7368108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/>
          <table:table-cell office:value-type="string" calcext:value-type="string">
            <text:p>Hz</text:p>
          </table:table-cell>
          <table:table-cell table:formula="of:=[.B75]-[.B74]" office:value-type="float" office:value="-7368108" calcext:value-type="float">
            <text:p>-7368108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/>
          <table:table-cell office:value-type="string" calcext:value-type="string">
            <text:p>Hz</text:p>
          </table:table-cell>
          <table:table-cell table:formula="of:=[.B76]-[.B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/>
          <table:table-cell office:value-type="string" calcext:value-type="string">
            <text:p>Hz</text:p>
          </table:table-cell>
          <table:table-cell table:formula="of:=[.B77]-[.B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7135818" calcext:value-type="float">
            <text:p>7135818</text:p>
          </table:table-cell>
          <table:table-cell office:value-type="string" calcext:value-type="string">
            <text:p>Hz</text:p>
          </table:table-cell>
          <table:table-cell table:formula="of:=[.B78]-[.B77]" office:value-type="float" office:value="7135818" calcext:value-type="float">
            <text:p>7135818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/>
          <table:table-cell office:value-type="string" calcext:value-type="string">
            <text:p>Hz</text:p>
          </table:table-cell>
          <table:table-cell table:formula="of:=[.B79]-[.B78]" office:value-type="float" office:value="-7135818" calcext:value-type="float">
            <text:p>-7135818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Hz</text:p>
          </table:table-cell>
          <table:table-cell table:formula="of:=[.B80]-[.B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/>
          <table:table-cell office:value-type="string" calcext:value-type="string">
            <text:p>Hz</text:p>
          </table:table-cell>
          <table:table-cell table:formula="of:=[.B81]-[.B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857070" calcext:value-type="float">
            <text:p>6857070</text:p>
          </table:table-cell>
          <table:table-cell office:value-type="string" calcext:value-type="string">
            <text:p>Hz</text:p>
          </table:table-cell>
          <table:table-cell table:formula="of:=[.B82]-[.B81]" office:value-type="float" office:value="6857070" calcext:value-type="float">
            <text:p>6857070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/>
          <table:table-cell office:value-type="string" calcext:value-type="string">
            <text:p>Hz</text:p>
          </table:table-cell>
          <table:table-cell table:formula="of:=[.B83]-[.B82]" office:value-type="float" office:value="-6857070" calcext:value-type="float">
            <text:p>-6857070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/>
          <table:table-cell office:value-type="string" calcext:value-type="string">
            <text:p>Hz</text:p>
          </table:table-cell>
          <table:table-cell table:formula="of:=[.B84]-[.B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/>
          <table:table-cell office:value-type="string" calcext:value-type="string">
            <text:p>Hz</text:p>
          </table:table-cell>
          <table:table-cell table:formula="of:=[.B85]-[.B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6615168" calcext:value-type="float">
            <text:p>6615168</text:p>
          </table:table-cell>
          <table:table-cell office:value-type="string" calcext:value-type="string">
            <text:p>Hz</text:p>
          </table:table-cell>
          <table:table-cell table:formula="of:=[.B86]-[.B85]" office:value-type="float" office:value="6615168" calcext:value-type="float">
            <text:p>6615168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6594342" calcext:value-type="float">
            <text:p>6594342</text:p>
          </table:table-cell>
          <table:table-cell office:value-type="string" calcext:value-type="string">
            <text:p>Hz</text:p>
          </table:table-cell>
          <table:table-cell table:formula="of:=[.B87]-[.B86]" office:value-type="float" office:value="-20826" calcext:value-type="float">
            <text:p>-208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.00.0000</text:date>, <text:time style:data-style-name="N2" text:time-value="09:12:55.21319039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08:29:33.085479879</meta:creation-date>
    <dc:date>2020-07-02T09:28:28.017463015</dc:date>
    <meta:editing-duration>PT53M57S</meta:editing-duration>
    <meta:editing-cycles>20</meta:editing-cycles>
    <meta:generator>LibreOffice/6.1.5.2$Linux_X86_64 LibreOffice_project/10$Build-2</meta:generator>
    <meta:document-statistic meta:table-count="1" meta:cell-count="3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331cm" svg:y="4.204cm" style:legend-expansion="high" chart:style-name="ch2"/>
        <chart:plot-area chart:style-name="ch3" table:cell-range-address="FrequencaMapping.A2:FrequencaMapping.B87" chart:data-source-has-labels="column" svg:x="0.292cm" svg:y="-0.02cm" svg:width="12.691cm" svg:height="8.645cm">
          <chartooo:coordinate-region svg:x="2.025cm" svg:y="0.18cm" svg:width="10.817cm" svg:height="7.391cm"/>
          <chart:axis chart:dimension="x" chart:name="primary-x" chart:style-name="ch4" chartooo:axis-type="auto">
            <chartooo:date-scale/>
            <chart:categories table:cell-range-address="FrequencaMapping.A2:FrequencaMapping.A8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requencaMapping.B2:FrequencaMapping.B87" chart:class="chart:line">
            <chart:data-point chart:repeated="8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requencaMapping.A2:FrequencaMapping.A87</svg:desc>
                </draw:g>
              </table:table-cell>
              <table:table-cell office:value-type="float" office:value="38118310">
                <text:p>38118310</text:p>
                <draw:g>
                  <svg:desc>FrequencaMapping.B2:FrequencaMapping.B8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8136698">
                <text:p>3813669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8240854">
                <text:p>3824085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8228836">
                <text:p>3822883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7767360">
                <text:p>3776736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5733098">
                <text:p>3573309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5701050">
                <text:p>3570105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4486600">
                <text:p>3448660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3232190">
                <text:p>3323219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2066825">
                <text:p>3206682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0848925">
                <text:p>3084892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29903450">
                <text:p>2990345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8909900">
                <text:p>2890990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27980450">
                <text:p>2798045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7018950">
                <text:p>2701895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6121550">
                <text:p>2612155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25253660">
                <text:p>25253660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24406875">
                <text:p>2440687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3589600">
                <text:p>2358960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22788350">
                <text:p>2278835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1978230">
                <text:p>2197823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217900">
                <text:p>2121790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0544850">
                <text:p>2054485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9879618">
                <text:p>19879618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9264170">
                <text:p>1926417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8689737">
                <text:p>18689737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8100806">
                <text:p>18100806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7547932">
                <text:p>1754793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7026524">
                <text:p>17026524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6105652">
                <text:p>1610565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6093633">
                <text:p>16093633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5672968">
                <text:p>15672968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5239848">
                <text:p>15239848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4837820">
                <text:p>14837820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4449500">
                <text:p>1444950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4077360">
                <text:p>1407736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3397088">
                <text:p>13397088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3422070">
                <text:p>13422070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3114650">
                <text:p>13114650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2823410">
                <text:p>1282341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531792">
                <text:p>12531792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12257110">
                <text:p>12257110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2014410">
                <text:p>12014410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11795980">
                <text:p>11795980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11562340">
                <text:p>11562340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1338895">
                <text:p>11338895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1112375">
                <text:p>11112375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10893945">
                <text:p>10893945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10689032">
                <text:p>10689032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10488408">
                <text:p>1048840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0287776">
                <text:p>10287776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10100088">
                <text:p>10100088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9922720">
                <text:p>9922720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9757072">
                <text:p>9757072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9595272">
                <text:p>9595272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9433472">
                <text:p>9433472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9268900">
                <text:p>9268900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8730192">
                <text:p>8730192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8211000">
                <text:p>8211000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7814395">
                <text:p>7814395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7368108">
                <text:p>7368108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7135818">
                <text:p>7135818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6857070">
                <text:p>6857070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6615168">
                <text:p>6615168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6594342">
                <text:p>65943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legend chart:legend-position="end" svg:x="13.945cm" svg:y="4.204cm" style:legend-expansion="high" chart:style-name="ch2"/>
        <chart:plot-area chart:style-name="ch3" table:cell-range-address="FrequencaMapping.A1:FrequencaMapping.A1 FrequencaMapping.D2:FrequencaMapping.D50" chart:data-source-has-labels="row" svg:x="0.32cm" svg:y="0.18cm" svg:width="13.305cm" svg:height="8.647cm">
          <chartooo:coordinate-region svg:x="1.973cm" svg:y="0.38cm" svg:width="11.512cm" svg:height="8.248cm"/>
          <chart:axis chart:dimension="x" chart:name="primary-x" chart:style-name="ch4">
            <chart:grid chart:style-name="ch5" chart:class="major"/>
          </chart:axis>
          <chart:axis chart:dimension="y" chart:name="primary-y" chart:style-name="ch4"/>
          <chart:series chart:style-name="ch6" chart:values-cell-range-address="FrequencaMapping.D2:FrequencaMapping.D50" chart:label-cell-address="FrequencaMapping.A1:FrequencaMapping.A1" chart:class="chart:line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ep</text:p>
                <draw:g>
                  <svg:desc>FrequencaMapping.A1:FrequencaMapping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FrequencaMapping.D2:FrequencaMapping.D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388">
                <text:p>183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156">
                <text:p>104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018">
                <text:p>-12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61476">
                <text:p>-4614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034262">
                <text:p>-20342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2048">
                <text:p>-320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214450">
                <text:p>-12144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254410">
                <text:p>-12544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165365">
                <text:p>-11653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217900">
                <text:p>-12179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45475">
                <text:p>-945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93550">
                <text:p>-9935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929450">
                <text:p>-9294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961500">
                <text:p>-9615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97400">
                <text:p>-8974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67890">
                <text:p>-8678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46785">
                <text:p>-8467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17275">
                <text:p>-8172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01250">
                <text:p>-8012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10120">
                <text:p>-8101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60330">
                <text:p>-7603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73050">
                <text:p>-6730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65232">
                <text:p>-6652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15448">
                <text:p>-6154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74433">
                <text:p>-5744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88931">
                <text:p>-5889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52874">
                <text:p>-5528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21408">
                <text:p>-5214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920872">
                <text:p>-9208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2019">
                <text:p>-120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20665">
                <text:p>-4206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433120">
                <text:p>-4331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02028">
                <text:p>-4020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88320">
                <text:p>-3883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72140">
                <text:p>-3721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80272">
                <text:p>-6802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982">
                <text:p>249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07420">
                <text:p>-3074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91240">
                <text:p>-2912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91618">
                <text:p>-2916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74682">
                <text:p>-2746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42700">
                <text:p>-2427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18430">
                <text:p>-2184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33640">
                <text:p>-2336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23445">
                <text:p>-2234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26520">
                <text:p>-2265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18430">
                <text:p>-21843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04913">
                <text:p>-2049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